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aliza danych giełdowych przy pomocy narzędzi dostępnych w pakiecie scikit-learn</text:p>
      <text:p text:style-name="P10"/>
      <text:p text:style-name="P11">Plan ramowy</text:p>
      <text:p text:style-name="P11"/>
      <text:p text:style-name="P11"/>
      <text:list xml:id="list1342223347811518117" text:style-name="L1">
        <text:list-item>
          <text:p text:style-name="P2">Wstęp</text:p>
          <text:list>
            <text:list-item>
              <text:p text:style-name="P2">Cel i zakres pracy</text:p>
            </text:list-item>
            <text:list-item>
              <text:p text:style-name="P2">Krótkie przedstawienie aplikacji</text:p>
            </text:list-item>
          </text:list>
        </text:list-item>
      </text:list>
      <text:p text:style-name="P3"/>
      <text:list xml:id="list121342560596590" text:continue-numbering="true" text:style-name="L1">
        <text:list-item>
          <text:p text:style-name="P4">Analiza danych statystycznych</text:p>
          <text:list>
            <text:list-item>
              <text:p text:style-name="P4">Dane giełdowe</text:p>
              <text:list>
                <text:list-item>
                  <text:p text:style-name="P4">Źródła danych giełdowych</text:p>
                </text:list-item>
                <text:list-item>
                  <text:p text:style-name="P4">Opis danych</text:p>
                </text:list-item>
              </text:list>
            </text:list-item>
            <text:list-item>
              <text:p text:style-name="P4">Metody analizy danych giełdowych</text:p>
              <text:list>
                <text:list-item>
                  <text:p text:style-name="P4">Cele analizy danych giełdowych</text:p>
                </text:list-item>
                <text:list-item>
                  <text:p text:style-name="P4">Analiza regresji</text:p>
                </text:list-item>
              </text:list>
            </text:list-item>
            <text:list-item>
              <text:p text:style-name="P4">Statystyczne metody analizy danych</text:p>
              <text:list>
                <text:list-item>
                  <text:p text:style-name="P4">Analiza regresji</text:p>
                  <text:list>
                    <text:list-item>
                      <text:p text:style-name="P4">Regresja #1</text:p>
                    </text:list-item>
                    <text:list-item>
                      <text:p text:style-name="P4">Regresja #2</text:p>
                    </text:list-item>
                    <text:list-item>
                      <text:p text:style-name="P4">Regresja #3</text:p>
                    </text:list-item>
                    <text:list-item>
                      <text:p text:style-name="P4">Regresja #4</text:p>
                    </text:list-item>
                  </text:list>
                </text:list-item>
                <text:list-item>
                  <text:p text:style-name="P6">Analiza regresji w pakiecie scikit-learn</text:p>
                </text:list-item>
              </text:list>
            </text:list-item>
          </text:list>
        </text:list-item>
      </text:list>
      <text:p text:style-name="P1"/>
      <text:list xml:id="list121344147267758" text:continue-numbering="true" text:style-name="L1">
        <text:list-item>
          <text:p text:style-name="P6">Przedstawienie aplikacji</text:p>
          <text:list>
            <text:list-item>
              <text:p text:style-name="P7">Podstawowe założenia</text:p>
            </text:list-item>
            <text:list-item>
              <text:p text:style-name="P8">Zastosowane pakiety Pythona</text:p>
              <text:list>
                <text:list-item>
                  <text:p text:style-name="P8">Kivy</text:p>
                </text:list-item>
                <text:list-item>
                  <text:p text:style-name="P8">Matplotlib</text:p>
                </text:list-item>
                <text:list-item>
                  <text:p text:style-name="P8">Scikit-learn</text:p>
                </text:list-item>
                <text:list-item>
                  <text:p text:style-name="P8">Pandas</text:p>
                </text:list-item>
                <text:list-item>
                  <text:p text:style-name="P8">SqlAlchemy</text:p>
                </text:list-item>
              </text:list>
            </text:list-item>
            <text:list-item>
              <text:p text:style-name="P8">Opis funkcjonalności aplikacji</text:p>
              <text:list>
                <text:list-item>
                  <text:p text:style-name="P8">Okno opcji</text:p>
                </text:list-item>
                <text:list-item>
                  <text:p text:style-name="P8">Okno analizy regresji</text:p>
                </text:list-item>
              </text:list>
            </text:list-item>
            <text:list-item>
              <text:p text:style-name="P8">Diagram UML</text:p>
            </text:list-item>
            <text:list-item>
              <text:p text:style-name="P8">Opis wyników obliczeń</text:p>
            </text:list-item>
          </text:list>
        </text:list-item>
      </text:list>
      <text:p text:style-name="P9"/>
      <text:list xml:id="list121342991780469" text:continue-numbering="true" text:style-name="L1">
        <text:list-item>
          <text:p text:style-name="P8">Wyniki działania aplikacji</text:p>
        </text:list-item>
        <text:list-item>
          <text:p text:style-name="P8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1-18T12:13:40.534943918</dc:date>
    <meta:editing-duration>PT26M21S</meta:editing-duration>
    <meta:editing-cycles>8</meta:editing-cycles>
    <meta:document-statistic meta:table-count="0" meta:image-count="0" meta:object-count="0" meta:page-count="1" meta:paragraph-count="34" meta:word-count="120" meta:character-count="835" meta:non-whitespace-character-count="781"/>
  </office:meta>
</office:document-meta>
</file>